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C</text:p>
          </table:table-cell>
          <table:table-cell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table:number-columns-repeated="2"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table:number-columns-repeated="2"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 office:value-type="string">
            <text:p>00000480</text:p>
          </table:table-cell>
          <table:table-cell office:value-type="string">
            <text:p>Data offset</text:p>
          </table:table-cell>
          <table:table-cell table:number-columns-repeated="1018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 office:value-type="string">
            <text:p>00001380</text:p>
          </table:table-cell>
          <table:table-cell office:value-type="string">
            <text:p>Data size</text:p>
          </table:table-cell>
          <table:table-cell table:number-columns-repeated="1018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table:number-columns-repeated="2" office:value-type="string">
            <text:p>00000000</text:p>
          </table:table-cell>
          <table:table-cell office:value-type="string">
            <text:p>Matrix count</text:p>
          </table:table-cell>
          <table:table-cell table:number-columns-repeated="1018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Material count</text:p>
          </table:table-cell>
          <table:table-cell table:number-columns-repeated="1018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Bone count</text:p>
          </table:table-cell>
          <table:table-cell table:number-columns-repeated="1018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table:number-columns-repeated="2" office:value-type="string">
            <text:p>00000001</text:p>
          </table:table-cell>
          <table:table-cell office:value-type="string">
            <text:p>Unknown</text:p>
          </table:table-cell>
          <table:table-cell table:number-columns-repeated="1018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 office:value-type="string">
            <text:p>00000003</text:p>
          </table:table-cell>
          <table:table-cell office:value-type="string">
            <text:p>Mesh count</text:p>
          </table:table-cell>
          <table:table-cell table:number-columns-repeated="1018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table:number-columns-repeated="2"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00000110</text:p>
          </table:table-cell>
          <table:table-cell office:value-type="string">
            <text:p>0801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0000</text:p>
          </table:table-cell>
          <table:table-cell office:value-type="string">
            <text:p>0000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table:number-columns-repeated="2"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table:number-columns-repeated="2"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table:number-columns-repeated="2" office:value-type="string">
            <text:p>0000000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+0x01C8</text:p>
          </table:table-cell>
          <table:table-cell office:value-type="string">
            <text:p>long</text:p>
          </table:table-cell>
          <table:table-cell table:number-columns-repeated="2"/>
          <table:table-cell office:value-type="string">
            <text:p>Length of vertex data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ruct Material</text:p>
          </table:table-cell>
          <table:table-cell table:number-columns-repeated="1022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MTD name offset</text:p>
          </table:table-cell>
          <table:table-cell table:number-columns-repeated="1020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MTD data offset</text:p>
          </table:table-cell>
          <table:table-cell table:number-columns-repeated="1020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TGA data offset</text:p>
          </table:table-cell>
          <table:table-cell table:number-columns-repeated="1020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Total data size</text:p>
          </table:table-cell>
          <table:table-cell table:number-columns-repeated="1020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Text end offset</text:p>
          </table:table-cell>
          <table:table-cell table:number-columns-repeated="1020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MG" table:style-name="ta1" table:print="false">
        <table:table-column table:style-name="co8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Unknown flags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file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0</text:p>
          </table:table-cell>
          <table:table-cell office:value-type="string">
            <text:p>Little Endia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FF</text:p>
          </table:table-cell>
          <table:table-cell office:value-type="string">
            <text:p>Big Endian</text:p>
          </table:table-cell>
          <table:table-cell table:number-columns-repeated="1021"/>
        </table:table-row>
        <table:table-row table:style-name="ro1"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umber of 0xC struct Index entries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Number of valid IDs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Offset of first ID's text offset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1C</text:p>
          </table:table-cell>
          <table:table-cell office:value-type="string">
            <text:p>struct 0xC</text:p>
          </table:table-cell>
          <table:table-cell office:value-type="string">
            <text:p>Start of indic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0x4s past index to start lookups a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Value of first I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Value of last ID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F" table:style-name="ta1" table:print="false">
        <table:table-column table:style-name="co7" table:number-columns-repeated="1024" table:default-cell-style-name="ce1"/>
        <table:table-row table:style-name="ro1">
          <table:table-cell office:value-type="string">
            <text:p>+0x0000</text:p>
          </table:table-cell>
          <table:table-cell office:value-type="string">
            <text:p>0x4 string</text:p>
          </table:table-cell>
          <table:table-cell office:value-type="string">
            <text:p>"TPF"</text:p>
          </table:table-cell>
          <table:table-cell table:number-columns-repeated="1021"/>
        </table:table-row>
        <table:table-row table:style-name="ro1"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 after head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Number of textures</text:p>
          </table:table-cell>
          <table:table-cell table:number-columns-repeated="1021"/>
        </table:table-row>
        <table:table-row table:style-name="ro1"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Endian fla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0</text:p>
          </table:table-cell>
          <table:table-cell office:value-type="string">
            <text:p>Little Endian, 0x14 byte indic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02</text:p>
          </table:table-cell>
          <table:table-cell office:value-type="string">
            <text:p>Big Endian, 0x20 byte indices</text:p>
          </table:table-cell>
          <table:table-cell table:number-columns-repeated="1021"/>
        </table:table-row>
        <table:table-row table:style-name="ro1"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ct index</text:p>
          </table:table-cell>
          <table:table-cell office:value-type="string">
            <text:p>0x2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Data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Length of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8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9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A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B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C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D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E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0F</text:p>
          </table:table-cell>
          <table:table-cell office:value-type="string">
            <text:p>byte</text:p>
          </table:table-cell>
          <table:table-cell office:value-type="string">
            <text:p>Unknown fla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Name offs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Zeroes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2016-10-13</text:date>, <text:time>13:4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3M42S</meta:editing-duration>
    <meta:editing-cycles>18</meta:editing-cycles>
    <meta:generator>OpenOffice/4.1.1$Win32 OpenOffice.org_project/411m6$Build-9775</meta:generator>
    <dc:date>2016-10-13T13:41:57.94</dc:date>
    <meta:document-statistic meta:table-count="3" meta:cell-count="260" meta:object-count="0"/>
    <meta:user-defined meta:name="Info 1"/>
    <meta:user-defined meta:name="Info 2"/>
    <meta:user-defined meta:name="Info 3"/>
    <meta:user-defined meta:name="Info 4"/>
  </office:meta>
</office:document-meta>
</file>